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53eff" officeooo:paragraph-rsid="00153eff"/>
    </style:style>
    <style:style style:name="T1" style:family="text">
      <style:text-properties officeooo:rsid="00165126"/>
    </style:style>
    <style:style style:name="T2" style:family="text">
      <style:text-properties officeooo:rsid="001733bc"/>
    </style:style>
    <style:style style:name="T3" style:family="text">
      <style:text-properties officeooo:rsid="00196650"/>
    </style:style>
    <style:style style:name="T4" style:family="text">
      <style:text-properties officeooo:rsid="001aa807"/>
    </style:style>
    <style:style style:name="T5" style:family="text">
      <style:text-properties officeooo:rsid="001c5aac"/>
    </style:style>
    <style:style style:name="T6" style:family="text">
      <style:text-properties officeooo:rsid="001ffcd2"/>
    </style:style>
    <style:style style:name="T7" style:family="text">
      <style:text-properties officeooo:rsid="0025289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8/2019</text:p>
      <text:p text:style-name="P1"><text:tab/><text:span text:style-name="T1">I’ve been working on the game pretty frequently and I’ve accomplished a few different milestones, such as:</text:span></text:p>
      <text:p text:style-name="P1"/>
      <text:p text:style-name="P1">- <text:span text:style-name="T1">Dungeon generator now designates spaces to spawn enemies</text:span></text:p>
      <text:p text:style-name="P1">- <text:span text:style-name="T4">Slight modification to the dungeon generator to make more aesthetically pleasing dungeons</text:span></text:p>
      <text:p text:style-name="P1">- <text:span text:style-name="T2">Enemies now move when the player takes an “action” (more on this a little later)</text:span></text:p>
      <text:p text:style-name="P1">- <text:span text:style-name="T2">Began implementing an “action” system to control the flow of the game</text:span></text:p>
      <text:p text:style-name="P1">- <text:span text:style-name="T3">Added logic that handles the graphical update for the “monster sprites”</text:span></text:p>
      <text:p text:style-name="P1">- <text:span text:style-name="T5">Added textures to the walls</text:span></text:p>
      <text:p text:style-name="P1"/>
      <text:p text:style-name="P1"><text:tab/><text:span text:style-name="T3">So I’ve still got a significant ways to go before I can consider the game in a somewhat-finished state, but I’m pleased as punch with the progress I have made thus far. Right now the next challenge is to create a robust system for combat to run. I have something in the works, but I need to make some design decisions and solve a few technical problems before I get to where I want to. Namely, I need to figure out how combat will be resolved in this engine. So I’m asking the following question:</text:span></text:p>
      <text:p text:style-name="P1"/>
      <text:p text:style-name="P1">- <text:span text:style-name="T6">Do I code it so the player makes an attack action and the engine resolves whether the attack hits an enemy or not? Or do I make it so the player MUST target an enemy to attack?</text:span></text:p>
      <text:p text:style-name="P1"/>
      <text:p text:style-name="P1"><text:tab/><text:span text:style-name="T6">Right now I’m thinking of going with the latter, because I envisioned that the game would use a system similar to VATS from the fallout games where the player can target different parts of the opponent’s body for the opportunity to score crits and cripple those body parts. So I’m thinking the latter is where I want this system to be. But that brings with it an interesting technical problem to solve – namely “how will the program select the correct enemy to attack from a list of enemies?” Right now I’m organizing the enemies in an array that couples enemies with the “sprite” object that represents that enemy (the sprite is currently represented by a sphere rendered by three.js) so I have to do a sort of backwards translation where the program is saying “you’re referring to this sprite which is bound to this particular monster’s data.” Each space in the dungeon is represented by a tile object, and each monster has a reference to the tile object it is standing on, which is useful for when I calculate the distance between the enemy and the player for damage and accuracy calculations (that’ll come later down the road). So I need some code that says “you click on this enemy’s sprite, which is associated with this particular enemy data, so resolve the action.” </text:span></text:p>
      <text:p text:style-name="P1"/>
      <text:p text:style-name="P1"><text:tab/><text:span text:style-name="T7">Anyway I’ll probably describe these systems in more detail once I develop them and they start to mesh together more. I may be doing an overhaul and reorganization of a lot of the code so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8T19:49:17.113991181</meta:creation-date>
    <dc:date>2019-11-08T20:49:31.003594592</dc:date>
    <meta:editing-duration>PT49M57S</meta:editing-duration>
    <meta:editing-cycles>16</meta:editing-cycles>
    <meta:generator>LibreOffice/6.0.7.3$Linux_X86_64 LibreOffice_project/00m0$Build-3</meta:generator>
    <meta:document-statistic meta:table-count="0" meta:image-count="0" meta:object-count="0" meta:page-count="1" meta:paragraph-count="12" meta:word-count="478" meta:character-count="2661" meta:non-whitespace-character-count="2188"/>
  </office:meta>
</office:document-meta>
</file>